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3" style:family="paragraph" style:parent-style-name="Standard">
      <style:text-properties fo:font-size="12pt" officeooo:rsid="00085480" officeooo:paragraph-rsid="0096c79a" style:font-size-asian="12pt" style:font-size-complex="12pt"/>
    </style:style>
    <style:style style:name="P4" style:family="paragraph" style:parent-style-name="Standard">
      <style:text-properties fo:font-size="12pt" officeooo:rsid="0006bb1f" officeooo:paragraph-rsid="00a861f7" style:font-size-asian="12pt" style:font-size-complex="12pt"/>
    </style:style>
    <style:style style:name="P5" style:family="paragraph" style:parent-style-name="Standard">
      <style:text-properties fo:font-size="12pt" officeooo:rsid="0008710b" officeooo:paragraph-rsid="00a861f7" style:font-size-asian="12pt" style:font-size-complex="12pt"/>
    </style:style>
    <style:style style:name="P6" style:family="paragraph" style:parent-style-name="Standard">
      <style:text-properties fo:font-size="12pt" officeooo:rsid="0008710b" officeooo:paragraph-rsid="00abf92f" style:font-size-asian="12pt" style:font-size-complex="12pt"/>
    </style:style>
    <style:style style:name="P7" style:family="paragraph" style:parent-style-name="Standard">
      <style:text-properties fo:font-size="12pt" fo:font-weight="bold" officeooo:rsid="0006bb1f" officeooo:paragraph-rsid="00a861f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592e83" officeooo:paragraph-rsid="006a9cc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98ffb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98ffb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P12" style:family="paragraph" style:parent-style-name="Standard">
      <style:text-properties fo:font-size="12pt" fo:font-weight="bold" officeooo:rsid="0065251f" officeooo:paragraph-rsid="00a861f7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6317a9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6317a9" officeooo:paragraph-rsid="00b134bb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6bb1f" officeooo:paragraph-rsid="00b134bb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6bb1f" officeooo:paragraph-rsid="00e18151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8710b" officeooo:paragraph-rsid="00d96e3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ed6d4b" officeooo:paragraph-rsid="00ed6d4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ee3d80" officeooo:paragraph-rsid="00ee3d80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officeooo:rsid="000877ec" officeooo:paragraph-rsid="00b2b053" style:font-size-asian="12pt" style:font-size-complex="12pt"/>
    </style:style>
    <style:style style:name="P22" style:family="paragraph" style:parent-style-name="Standard">
      <style:text-properties fo:font-size="12pt" officeooo:rsid="000877ec" officeooo:paragraph-rsid="00bd878f" style:font-size-asian="12pt" style:font-size-complex="12pt"/>
    </style:style>
    <style:style style:name="P23" style:family="paragraph" style:parent-style-name="Standard">
      <style:text-properties fo:font-size="12pt" officeooo:rsid="0006bb1f" officeooo:paragraph-rsid="00b134bb" style:font-size-asian="12pt" style:font-size-complex="12pt"/>
    </style:style>
    <style:style style:name="P24" style:family="paragraph" style:parent-style-name="Standard">
      <style:text-properties fo:font-size="12pt" officeooo:rsid="0006bb1f" officeooo:paragraph-rsid="00b2b053" style:font-size-asian="12pt" style:font-size-complex="12pt"/>
    </style:style>
    <style:style style:name="P25" style:family="paragraph" style:parent-style-name="Standard">
      <style:text-properties fo:font-size="12pt" officeooo:rsid="0008710b" officeooo:paragraph-rsid="00b134bb" style:font-size-asian="12pt" style:font-size-complex="12pt"/>
    </style:style>
    <style:style style:name="P26" style:family="paragraph" style:parent-style-name="Standard">
      <style:text-properties fo:font-size="12pt" officeooo:rsid="0008710b" officeooo:paragraph-rsid="00d96e33" style:font-size-asian="12pt" style:font-size-complex="12pt"/>
    </style:style>
    <style:style style:name="P27" style:family="paragraph" style:parent-style-name="Standard">
      <style:text-properties fo:font-size="12pt" officeooo:rsid="0008710b" officeooo:paragraph-rsid="00e85da6" style:font-size-asian="12pt" style:font-size-complex="12pt"/>
    </style:style>
    <style:style style:name="P28" style:family="paragraph" style:parent-style-name="Standard">
      <style:text-properties fo:font-size="12pt" officeooo:rsid="0008710b" officeooo:paragraph-rsid="00e9e65f" style:font-size-asian="12pt" style:font-size-complex="12pt"/>
    </style:style>
    <style:style style:name="P29" style:family="paragraph" style:parent-style-name="Standard">
      <style:text-properties fo:font-size="12pt" officeooo:rsid="0008710b" officeooo:paragraph-rsid="00ed6d4b" style:font-size-asian="12pt" style:font-size-complex="12pt"/>
    </style:style>
    <style:style style:name="P30" style:family="paragraph" style:parent-style-name="Standard">
      <style:text-properties fo:font-size="12pt" officeooo:rsid="0008710b" officeooo:paragraph-rsid="00ee8811" style:font-size-asian="12pt" style:font-size-complex="12pt"/>
    </style:style>
    <style:style style:name="P31" style:family="paragraph" style:parent-style-name="Standard">
      <style:text-properties fo:font-size="12pt" officeooo:rsid="0008710b" officeooo:paragraph-rsid="00f45f46" style:font-size-asian="12pt" style:font-size-complex="12pt"/>
    </style:style>
    <style:style style:name="P32" style:family="paragraph" style:parent-style-name="Standard">
      <style:text-properties fo:font-size="12pt" officeooo:rsid="00085480" officeooo:paragraph-rsid="00b134bb" style:font-size-asian="12pt" style:font-size-complex="12pt"/>
    </style:style>
    <style:style style:name="P33" style:family="paragraph" style:parent-style-name="Standard">
      <style:text-properties fo:font-size="12pt" officeooo:rsid="00085480" officeooo:paragraph-rsid="00c28a06" style:font-size-asian="12pt" style:font-size-complex="12pt"/>
    </style:style>
    <style:style style:name="P34" style:family="paragraph" style:parent-style-name="Standard">
      <style:text-properties fo:font-size="12pt" officeooo:rsid="007a8e62" officeooo:paragraph-rsid="00b134bb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592e83" officeooo:paragraph-rsid="006a9cc7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b8d086" officeooo:paragraph-rsid="00b8d086" style:font-size-asian="12pt" style:font-size-complex="12pt"/>
    </style:style>
    <style:style style:name="P37" style:family="paragraph" style:parent-style-name="Standard">
      <style:text-properties fo:font-size="12pt" officeooo:paragraph-rsid="00dec6be" style:font-size-asian="12pt" style:font-size-complex="12pt"/>
    </style:style>
    <style:style style:name="P38" style:family="paragraph" style:parent-style-name="Standard">
      <style:text-properties fo:font-size="12pt" officeooo:paragraph-rsid="00dfd516" style:font-size-asian="12pt" style:font-size-complex="12pt"/>
    </style:style>
    <style:style style:name="P39" style:family="paragraph" style:parent-style-name="Standard">
      <style:text-properties fo:font-size="12pt" fo:font-weight="normal" officeooo:rsid="00085480" officeooo:paragraph-rsid="00c28a06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paragraph-rsid="00b134bb"/>
    </style:style>
    <style:style style:name="P41" style:family="paragraph" style:parent-style-name="Standard">
      <style:text-properties officeooo:paragraph-rsid="00ba3b22"/>
    </style:style>
    <style:style style:name="P42" style:family="paragraph" style:parent-style-name="Standard">
      <style:paragraph-properties fo:text-align="justify" style:justify-single-word="false"/>
      <style:text-properties fo:font-size="10pt" fo:font-weight="bold" officeooo:rsid="00b8d086" officeooo:paragraph-rsid="00d47e8c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rsid="006317a9" officeooo:paragraph-rsid="00d76f0e" style:font-size-asian="10pt" style:font-weight-asian="bold" style:font-size-complex="10pt" style:font-weight-complex="bold"/>
    </style:style>
    <style:style style:name="P44" style:family="paragraph" style:parent-style-name="Standard">
      <style:paragraph-properties style:writing-mode="lr-tb"/>
      <style:text-properties fo:font-size="12pt" fo:font-weight="bold" officeooo:rsid="00b134bb" officeooo:paragraph-rsid="00c2f2a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6317a9" officeooo:paragraph-rsid="00b134bb" style:font-size-asian="12pt" style:font-weight-asian="bold" style:font-size-complex="12pt" style:font-weight-complex="bold"/>
    </style:style>
    <style:style style:name="T1" style:family="text">
      <style:text-properties officeooo:rsid="008f8d60"/>
    </style:style>
    <style:style style:name="T2" style:family="text">
      <style:text-properties officeooo:rsid="000fddca"/>
    </style:style>
    <style:style style:name="T3" style:family="text">
      <style:text-properties officeooo:rsid="000877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5f004d" style:font-style-asian="italic" style:font-weight-asian="normal" style:font-style-complex="italic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iberation Serif" fo:font-weight="normal" officeooo:rsid="004cb877" style:font-weight-asian="normal" style:font-weight-complex="normal"/>
    </style:style>
    <style:style style:name="T9" style:family="text">
      <style:text-properties style:text-position="super 58%" style:font-name="Liberation Serif" fo:font-weight="normal" officeooo:rsid="00d4723f" style:font-weight-asian="normal" style:font-weight-complex="normal"/>
    </style:style>
    <style:style style:name="T10" style:family="text">
      <style:text-properties style:text-position="super 58%" style:font-name="Liberation Serif" fo:font-weight="normal" officeooo:rsid="00d96e33" style:font-weight-asian="normal" style:font-weight-complex="normal"/>
    </style:style>
    <style:style style:name="T11" style:family="text">
      <style:text-properties style:text-position="super 58%" style:font-name="Liberation Serif" fo:font-weight="normal" officeooo:rsid="00e11986" style:font-weight-asian="normal" style:font-weight-complex="normal"/>
    </style:style>
    <style:style style:name="T12" style:family="text">
      <style:text-properties style:text-position="super 58%" style:font-name="Liberation Serif" fo:font-style="normal" fo:font-weight="normal" officeooo:rsid="004cb877" style:font-style-asian="normal" style:font-weight-asian="normal" style:font-style-complex="normal" style:font-weight-complex="normal"/>
    </style:style>
    <style:style style:name="T13" style:family="text">
      <style:text-properties style:text-position="super 58%" style:font-name="Liberation Serif" fo:font-style="normal" fo:font-weight="normal" officeooo:rsid="00d96e33" style:font-style-asian="normal" style:font-weight-asian="normal" style:font-style-complex="normal" style:font-weight-complex="normal"/>
    </style:style>
    <style:style style:name="T14" style:family="text">
      <style:text-properties style:text-position="super 58%" style:font-name="Liberation Serif" officeooo:rsid="00ed6d4b"/>
    </style:style>
    <style:style style:name="T15" style:family="text">
      <style:text-properties style:text-position="super 58%" style:font-name="Liberation Serif" officeooo:rsid="00ee3d8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8c658" style:font-style-asian="normal" style:font-style-complex="normal"/>
    </style:style>
    <style:style style:name="T18" style:family="text">
      <style:text-properties fo:font-style="normal" officeooo:rsid="004a3a98" style:font-style-asian="normal" style:font-style-complex="normal"/>
    </style:style>
    <style:style style:name="T19" style:family="text">
      <style:text-properties fo:font-style="normal" officeooo:rsid="009084fa" style:font-style-asian="normal" style:font-style-complex="normal"/>
    </style:style>
    <style:style style:name="T20" style:family="text">
      <style:text-properties officeooo:rsid="003f88ee"/>
    </style:style>
    <style:style style:name="T21" style:family="text">
      <style:text-properties officeooo:rsid="00424773"/>
    </style:style>
    <style:style style:name="T22" style:family="text">
      <style:text-properties officeooo:rsid="0048c658"/>
    </style:style>
    <style:style style:name="T23" style:family="text">
      <style:text-properties officeooo:rsid="004cb87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cb877" style:font-weight-asian="bold" style:font-weight-complex="bold"/>
    </style:style>
    <style:style style:name="T26" style:family="text">
      <style:text-properties fo:font-weight="bold" officeooo:rsid="0065f8bb" style:font-weight-asian="bold" style:font-weight-complex="bold"/>
    </style:style>
    <style:style style:name="T27" style:family="text">
      <style:text-properties fo:font-weight="bold" officeooo:rsid="006a9cc7" style:font-weight-asian="bold" style:font-weight-complex="bold"/>
    </style:style>
    <style:style style:name="T28" style:family="text">
      <style:text-properties fo:font-weight="bold" officeooo:rsid="009bb636" style:font-weight-asian="bold" style:font-weight-complex="bold"/>
    </style:style>
    <style:style style:name="T29" style:family="text">
      <style:text-properties fo:font-weight="bold" officeooo:rsid="00a00841" style:font-weight-asian="bold" style:font-weight-complex="bold"/>
    </style:style>
    <style:style style:name="T30" style:family="text">
      <style:text-properties fo:font-weight="bold" officeooo:rsid="00b134bb" style:font-weight-asian="bold" style:font-weight-complex="bold"/>
    </style:style>
    <style:style style:name="T31" style:family="text">
      <style:text-properties fo:font-weight="bold" officeooo:rsid="00c5704b" style:font-weight-asian="bold" style:font-weight-complex="bold"/>
    </style:style>
    <style:style style:name="T32" style:family="text">
      <style:text-properties officeooo:rsid="00801e71"/>
    </style:style>
    <style:style style:name="T33" style:family="text">
      <style:text-properties officeooo:rsid="0084ee6a"/>
    </style:style>
    <style:style style:name="T34" style:family="text">
      <style:text-properties officeooo:rsid="0087f18f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96c79a"/>
    </style:style>
    <style:style style:name="T37" style:family="text">
      <style:text-properties style:font-name="Liberation Serif" fo:font-style="italic" style:font-style-asian="italic" style:font-style-complex="italic"/>
    </style:style>
    <style:style style:name="T38" style:family="text">
      <style:text-properties style:font-name="Liberation Serif" fo:font-style="italic" officeooo:rsid="0096c79a" style:font-style-asian="italic" style:font-style-complex="italic"/>
    </style:style>
    <style:style style:name="T39" style:family="text">
      <style:text-properties style:font-name="Liberation Serif" fo:font-style="italic" officeooo:rsid="0008710b" style:font-style-asian="italic" style:font-style-complex="italic"/>
    </style:style>
    <style:style style:name="T40" style:family="text">
      <style:text-properties style:font-name="Liberation Serif" fo:font-style="italic" officeooo:rsid="006a9cc7" style:font-style-asian="italic" style:font-style-complex="italic"/>
    </style:style>
    <style:style style:name="T41" style:family="text">
      <style:text-properties style:font-name="Liberation Serif" fo:font-style="italic" officeooo:rsid="00892e24" style:font-style-asian="italic" style:font-style-complex="italic"/>
    </style:style>
    <style:style style:name="T42" style:family="text">
      <style:text-properties style:font-name="Liberation Serif" fo:font-style="italic" officeooo:rsid="00dec6be" style:font-style-asian="italic" style:font-style-complex="italic"/>
    </style:style>
    <style:style style:name="T43" style:family="text">
      <style:text-properties style:font-name="Liberation Serif" officeooo:rsid="0008710b"/>
    </style:style>
    <style:style style:name="T44" style:family="text">
      <style:text-properties style:font-name="Liberation Serif" officeooo:rsid="003f88ee"/>
    </style:style>
    <style:style style:name="T45" style:family="text">
      <style:text-properties style:font-name="Liberation Serif" officeooo:rsid="00424773"/>
    </style:style>
    <style:style style:name="T46" style:family="text">
      <style:text-properties style:font-name="Liberation Serif" officeooo:rsid="004cb877"/>
    </style:style>
    <style:style style:name="T47" style:family="text">
      <style:text-properties style:font-name="Liberation Serif" fo:font-weight="bold" officeooo:rsid="0065f8bb" style:font-weight-asian="bold" style:font-weight-complex="bold"/>
    </style:style>
    <style:style style:name="T48" style:family="text">
      <style:text-properties style:font-name="Liberation Serif" fo:font-weight="bold" officeooo:rsid="009bb636" style:font-weight-asian="bold" style:font-weight-complex="bold"/>
    </style:style>
    <style:style style:name="T49" style:family="text">
      <style:text-properties style:font-name="Liberation Serif" officeooo:rsid="00801e71"/>
    </style:style>
    <style:style style:name="T50" style:family="text">
      <style:text-properties style:font-name="Liberation Serif" officeooo:rsid="000877ec"/>
    </style:style>
    <style:style style:name="T51" style:family="text">
      <style:text-properties style:font-name="Liberation Serif" officeooo:rsid="00810f1e"/>
    </style:style>
    <style:style style:name="T52" style:family="text">
      <style:text-properties style:font-name="Liberation Serif" officeooo:rsid="0084ee6a"/>
    </style:style>
    <style:style style:name="T53" style:family="text">
      <style:text-properties style:font-name="Liberation Serif" officeooo:rsid="00863ac4"/>
    </style:style>
    <style:style style:name="T54" style:family="text">
      <style:text-properties style:font-name="Liberation Serif" officeooo:rsid="0087f18f"/>
    </style:style>
    <style:style style:name="T55" style:family="text">
      <style:text-properties style:font-name="Liberation Serif" fo:font-style="normal" officeooo:rsid="00892e24" style:font-style-asian="normal" style:font-style-complex="normal"/>
    </style:style>
    <style:style style:name="T56" style:family="text">
      <style:text-properties style:font-name="Liberation Serif" officeooo:rsid="006a9cc7"/>
    </style:style>
    <style:style style:name="T57" style:family="text">
      <style:text-properties style:font-name="Liberation Serif" officeooo:rsid="00c28a06"/>
    </style:style>
    <style:style style:name="T58" style:family="text">
      <style:text-properties style:font-name="Liberation Serif" officeooo:rsid="00c5704b"/>
    </style:style>
    <style:style style:name="T59" style:family="text">
      <style:text-properties style:font-name="Liberation Serif" fo:font-weight="normal" officeooo:rsid="00d76f0e" style:font-weight-asian="normal" style:font-weight-complex="normal"/>
    </style:style>
    <style:style style:name="T60" style:family="text">
      <style:text-properties style:font-name="Liberation Serif" fo:font-weight="normal" officeooo:rsid="0096c79a" style:font-weight-asian="normal" style:font-weight-complex="normal"/>
    </style:style>
    <style:style style:name="T61" style:family="text">
      <style:text-properties style:font-name="Liberation Serif" fo:font-weight="normal" officeooo:rsid="00ebae66" style:font-weight-asian="normal" style:font-weight-complex="normal"/>
    </style:style>
    <style:style style:name="T62" style:family="text">
      <style:text-properties style:font-name="Liberation Serif" officeooo:rsid="00d76f0e"/>
    </style:style>
    <style:style style:name="T63" style:family="text">
      <style:text-properties style:font-name="Liberation Serif" officeooo:rsid="00d96e33"/>
    </style:style>
    <style:style style:name="T64" style:family="text">
      <style:text-properties style:font-name="Liberation Serif" officeooo:rsid="00dab3ee"/>
    </style:style>
    <style:style style:name="T65" style:family="text">
      <style:text-properties style:font-name="Liberation Serif" officeooo:rsid="00dd3d08"/>
    </style:style>
    <style:style style:name="T66" style:family="text">
      <style:text-properties style:font-name="Liberation Serif" officeooo:rsid="00e9465f"/>
    </style:style>
    <style:style style:name="T67" style:family="text">
      <style:text-properties style:font-name="Liberation Serif" officeooo:rsid="00e9e65f"/>
    </style:style>
    <style:style style:name="T68" style:family="text">
      <style:text-properties style:font-name="Liberation Serif" officeooo:rsid="00ebae66"/>
    </style:style>
    <style:style style:name="T69" style:family="text">
      <style:text-properties style:font-name="Liberation Serif" officeooo:rsid="00ed6d4b"/>
    </style:style>
    <style:style style:name="T70" style:family="text">
      <style:text-properties style:font-name="Liberation Serif" officeooo:rsid="00ee3d80"/>
    </style:style>
    <style:style style:name="T71" style:family="text">
      <style:text-properties style:font-name="Liberation Serif" fo:font-size="10pt" officeooo:rsid="00d76f0e" style:font-size-asian="10pt" style:font-size-complex="10pt"/>
    </style:style>
    <style:style style:name="T72" style:family="text">
      <style:text-properties style:font-name="Liberation Serif" fo:font-size="10pt" officeooo:rsid="00d96e33" style:font-size-asian="10pt" style:font-size-complex="10pt"/>
    </style:style>
    <style:style style:name="T73" style:family="text">
      <style:text-properties style:font-name="Liberation Serif" fo:font-size="10pt" fo:font-weight="normal" officeooo:rsid="00d76f0e" style:font-size-asian="10pt" style:font-weight-asian="normal" style:font-size-complex="10pt" style:font-weight-complex="normal"/>
    </style:style>
    <style:style style:name="T74" style:family="text">
      <style:text-properties style:font-name="Liberation Serif" fo:font-size="10pt" fo:font-weight="normal" officeooo:rsid="0096c79a" style:font-size-asian="10pt" style:font-weight-asian="normal" style:font-size-complex="10pt" style:font-weight-complex="normal"/>
    </style:style>
    <style:style style:name="T75" style:family="text">
      <style:text-properties style:font-name="Liberation Serif" fo:font-size="10pt" fo:font-weight="normal" officeooo:rsid="00ebae66" style:font-size-asian="10pt" style:font-weight-asian="normal" style:font-size-complex="10pt" style:font-weight-complex="normal"/>
    </style:style>
    <style:style style:name="T76" style:family="text">
      <style:text-properties style:font-name="Liberation Serif1"/>
    </style:style>
    <style:style style:name="T77" style:family="text">
      <style:text-properties style:font-name="Liberation Serif1" officeooo:rsid="00941030" style:font-name-asian="Liberation Serif1" style:font-name-complex="Liberation Serif1"/>
    </style:style>
    <style:style style:name="T78" style:family="text">
      <style:text-properties style:font-name="Liberation Serif1" officeooo:rsid="00b8f961" style:font-name-asian="Liberation Serif1" style:font-name-complex="Liberation Serif1"/>
    </style:style>
    <style:style style:name="T79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80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81" style:family="text">
      <style:text-properties style:font-name="Liberation Serif1" fo:font-weight="normal" officeooo:rsid="00bcc572" style:font-name-asian="Liberation Serif1" style:font-weight-asian="normal" style:font-name-complex="Liberation Serif1" style:font-weight-complex="normal"/>
    </style:style>
    <style:style style:name="T82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83" style:family="text">
      <style:text-properties style:font-name="Liberation Serif1" fo:font-weight="normal" officeooo:rsid="00c098c9" style:font-name-asian="Liberation Serif1" style:font-weight-asian="normal" style:font-name-complex="Liberation Serif1" style:font-weight-complex="normal"/>
    </style:style>
    <style:style style:name="T84" style:family="text">
      <style:text-properties style:font-name="Liberation Serif1" fo:font-weight="normal" officeooo:rsid="009da5f4" style:font-name-asian="Liberation Serif1" style:font-weight-asian="normal" style:font-name-complex="Liberation Serif1" style:font-weight-complex="normal"/>
    </style:style>
    <style:style style:name="T85" style:family="text">
      <style:text-properties style:font-name="Liberation Serif1" fo:font-weight="normal" officeooo:rsid="00c82195" style:font-name-asian="Liberation Serif1" style:font-weight-asian="normal" style:font-name-complex="Liberation Serif1" style:font-weight-complex="normal"/>
    </style:style>
    <style:style style:name="T86" style:family="text">
      <style:text-properties style:font-name="Liberation Serif1" fo:font-weight="normal" officeooo:rsid="00d29100" style:font-name-asian="Liberation Serif1" style:font-weight-asian="normal" style:font-name-complex="Liberation Serif1" style:font-weight-complex="normal"/>
    </style:style>
    <style:style style:name="T87" style:family="text">
      <style:text-properties style:font-name="Liberation Serif1" fo:font-weight="normal" officeooo:rsid="00da5ac3" style:font-name-asian="Liberation Serif1" style:font-weight-asian="normal" style:font-name-complex="Liberation Serif1" style:font-weight-complex="normal"/>
    </style:style>
    <style:style style:name="T88" style:family="text">
      <style:text-properties style:font-name="Liberation Serif1" fo:font-weight="normal" officeooo:rsid="00e1d610" style:font-name-asian="Liberation Serif1" style:font-weight-asian="normal" style:font-name-complex="Liberation Serif1" style:font-weight-complex="normal"/>
    </style:style>
    <style:style style:name="T89" style:family="text">
      <style:text-properties style:font-name="Liberation Serif1" fo:font-weight="normal" officeooo:rsid="00ba3b22" style:font-name-asian="Liberation Serif1" style:font-weight-asian="normal" style:font-name-complex="Liberation Serif1" style:font-weight-complex="normal"/>
    </style:style>
    <style:style style:name="T90" style:family="text">
      <style:text-properties style:font-name="Liberation Serif1" officeooo:rsid="0096c79a"/>
    </style:style>
    <style:style style:name="T91" style:family="text">
      <style:text-properties style:font-name="Liberation Serif1" fo:font-style="italic" officeooo:rsid="0096c79a" style:font-style-asian="italic" style:font-style-complex="italic"/>
    </style:style>
    <style:style style:name="T92" style:family="text">
      <style:text-properties style:font-name="Liberation Serif1" fo:font-style="italic" officeooo:rsid="00d700a9" style:font-style-asian="italic" style:font-style-complex="italic"/>
    </style:style>
    <style:style style:name="T93" style:family="text">
      <style:text-properties style:font-name="Liberation Serif1" officeooo:rsid="0008710b"/>
    </style:style>
    <style:style style:name="T94" style:family="text">
      <style:text-properties style:font-name="Liberation Serif1" fo:font-size="12pt" fo:font-weight="normal" officeooo:rsid="00941030" style:font-name-asian="Liberation Serif1" style:font-size-asian="12pt" style:font-weight-asian="normal" style:font-name-complex="Liberation Serif1" style:font-size-complex="12pt" style:font-weight-complex="normal"/>
    </style:style>
    <style:style style:name="T95" style:family="text">
      <style:text-properties style:font-name="Liberation Serif1" fo:font-size="12pt" fo:font-weight="normal" officeooo:rsid="00b8f961" style:font-name-asian="Liberation Serif1" style:font-size-asian="12pt" style:font-weight-asian="normal" style:font-name-complex="Liberation Serif1" style:font-size-complex="12pt" style:font-weight-complex="normal"/>
    </style:style>
    <style:style style:name="T96" style:family="text">
      <style:text-properties style:font-name="Liberation Serif1" fo:font-size="12pt" fo:font-weight="normal" officeooo:rsid="00d29100" style:font-name-asian="Liberation Serif1" style:font-size-asian="12pt" style:font-weight-asian="normal" style:font-name-complex="Liberation Serif1" style:font-size-complex="12pt" style:font-weight-complex="normal"/>
    </style:style>
    <style:style style:name="T97" style:family="text">
      <style:text-properties style:font-name="Liberation Serif1" fo:font-size="12pt" fo:font-weight="normal" officeooo:rsid="00da5ac3" style:font-name-asian="Liberation Serif1" style:font-size-asian="12pt" style:font-weight-asian="normal" style:font-name-complex="Liberation Serif1" style:font-size-complex="12pt" style:font-weight-complex="normal"/>
    </style:style>
    <style:style style:name="T98" style:family="text">
      <style:text-properties style:font-name="Liberation Serif1" fo:font-size="12pt" fo:font-weight="normal" officeooo:rsid="00c098c9" style:font-name-asian="Liberation Serif1" style:font-size-asian="12pt" style:font-weight-asian="normal" style:font-name-complex="Liberation Serif1" style:font-size-complex="12pt" style:font-weight-complex="normal"/>
    </style:style>
    <style:style style:name="T99" style:family="text">
      <style:text-properties style:font-name="Liberation Serif1" fo:font-size="12pt" fo:font-weight="normal" officeooo:rsid="00c82195" style:font-name-asian="Liberation Serif1" style:font-size-asian="12pt" style:font-weight-asian="normal" style:font-name-complex="Liberation Serif1" style:font-size-complex="12pt" style:font-weight-complex="normal"/>
    </style:style>
    <style:style style:name="T100" style:family="text">
      <style:text-properties style:font-name="Liberation Serif1" fo:font-size="12pt" fo:font-weight="normal" officeooo:rsid="00ba3b22" style:font-name-asian="Liberation Serif1" style:font-size-asian="12pt" style:font-weight-asian="normal" style:font-name-complex="Liberation Serif1" style:font-size-complex="12pt" style:font-weight-complex="normal"/>
    </style:style>
    <style:style style:name="T101" style:family="text">
      <style:text-properties style:font-name="Liberation Serif1" fo:font-size="12pt" fo:font-weight="normal" officeooo:rsid="00bcc572" style:font-name-asian="Liberation Serif1" style:font-size-asian="12pt" style:font-weight-asian="normal" style:font-name-complex="Liberation Serif1" style:font-size-complex="12pt" style:font-weight-complex="normal"/>
    </style:style>
    <style:style style:name="T102" style:family="text">
      <style:text-properties style:font-name="Liberation Serif1" fo:font-size="12pt" officeooo:rsid="0008710b" style:font-size-asian="12pt" style:font-size-complex="12pt"/>
    </style:style>
    <style:style style:name="T103" style:family="text">
      <style:text-properties style:font-name="Liberation Serif1" fo:font-size="12pt" officeooo:rsid="0048c658" style:font-size-asian="12pt" style:font-size-complex="12pt"/>
    </style:style>
    <style:style style:name="T104" style:family="text">
      <style:text-properties style:font-name="Liberation Serif1" fo:font-size="12pt" officeooo:rsid="00ba3b22" style:font-size-asian="12pt" style:font-size-complex="12pt"/>
    </style:style>
    <style:style style:name="T105" style:family="text">
      <style:text-properties style:font-name="Liberation Serif1" fo:font-size="12pt" officeooo:rsid="009ce653" style:font-size-asian="12pt" style:font-size-complex="12pt"/>
    </style:style>
    <style:style style:name="T106" style:family="text">
      <style:text-properties style:font-name="Liberation Serif1" fo:font-size="12pt" officeooo:rsid="0096c79a" style:font-size-asian="12pt" style:font-size-complex="12pt"/>
    </style:style>
    <style:style style:name="T107" style:family="text">
      <style:text-properties style:font-name="Liberation Serif1" fo:font-size="12pt" officeooo:rsid="00bbc704" style:font-size-asian="12pt" style:font-size-complex="12pt"/>
    </style:style>
    <style:style style:name="T108" style:family="text">
      <style:text-properties style:font-name="Liberation Serif1" fo:font-size="12pt" officeooo:rsid="00d184dd" style:font-size-asian="12pt" style:font-size-complex="12pt"/>
    </style:style>
    <style:style style:name="T109" style:family="text">
      <style:text-properties style:font-name="Liberation Serif1" fo:font-size="12pt" officeooo:rsid="00d2d753" style:font-size-asian="12pt" style:font-size-complex="12pt"/>
    </style:style>
    <style:style style:name="T110" style:family="text">
      <style:text-properties style:font-name="Liberation Serif1" fo:font-size="12pt" fo:font-style="italic" officeooo:rsid="00d184dd" style:font-size-asian="12pt" style:font-style-asian="italic" style:font-size-complex="12pt" style:font-style-complex="italic"/>
    </style:style>
    <style:style style:name="T111" style:family="text">
      <style:text-properties style:font-name="Liberation Serif1" fo:font-style="normal" officeooo:rsid="0048c658" style:font-style-asian="normal" style:font-style-complex="normal"/>
    </style:style>
    <style:style style:name="T112" style:family="text">
      <style:text-properties style:font-name="Liberation Serif1" fo:font-style="normal" officeooo:rsid="0008710b" style:font-style-asian="normal" style:font-style-complex="normal"/>
    </style:style>
    <style:style style:name="T113" style:family="text">
      <style:text-properties style:font-name="Liberation Serif1" fo:font-style="normal" officeooo:rsid="004a3a98" style:font-style-asian="normal" style:font-style-complex="normal"/>
    </style:style>
    <style:style style:name="T114" style:family="text">
      <style:text-properties style:font-name="Liberation Serif1" fo:font-style="normal" officeooo:rsid="009084fa" style:font-style-asian="normal" style:font-style-complex="normal"/>
    </style:style>
    <style:style style:name="T115" style:family="text">
      <style:text-properties style:font-name="Liberation Serif1" fo:font-style="normal" officeooo:rsid="00bd878f" style:font-style-asian="normal" style:font-style-complex="normal"/>
    </style:style>
    <style:style style:name="T116" style:family="text">
      <style:text-properties style:font-name="Liberation Serif1" fo:font-style="normal" officeooo:rsid="00d700a9" style:font-style-asian="normal" style:font-style-complex="normal"/>
    </style:style>
    <style:style style:name="T117" style:family="text">
      <style:text-properties style:font-name="Liberation Serif1" officeooo:rsid="0048c658"/>
    </style:style>
    <style:style style:name="T118" style:family="text">
      <style:text-properties style:font-name="Liberation Serif1" officeooo:rsid="00d184dd"/>
    </style:style>
    <style:style style:name="T119" style:family="text">
      <style:text-properties style:font-name="Liberation Serif1" officeooo:rsid="00e745af"/>
    </style:style>
    <style:style style:name="T120" style:family="text">
      <style:text-properties officeooo:rsid="009e43e9"/>
    </style:style>
    <style:style style:name="T121" style:family="text">
      <style:text-properties officeooo:rsid="009efeae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05a7122" style:font-weight-asian="normal" style:font-weight-complex="normal"/>
    </style:style>
    <style:style style:name="T124" style:family="text">
      <style:text-properties fo:font-weight="normal" officeooo:rsid="0065251f" style:font-weight-asian="normal" style:font-weight-complex="normal"/>
    </style:style>
    <style:style style:name="T125" style:family="text">
      <style:text-properties fo:font-weight="normal" officeooo:rsid="005f004d" style:font-weight-asian="normal" style:font-weight-complex="normal"/>
    </style:style>
    <style:style style:name="T126" style:family="text">
      <style:text-properties fo:font-weight="normal" officeooo:rsid="0067f527" style:font-weight-asian="normal" style:font-weight-complex="normal"/>
    </style:style>
    <style:style style:name="T127" style:family="text">
      <style:text-properties fo:font-weight="normal" officeooo:rsid="00d47e8c" style:font-weight-asian="normal" style:font-weight-complex="normal"/>
    </style:style>
    <style:style style:name="T128" style:family="text">
      <style:text-properties officeooo:rsid="00a861f7"/>
    </style:style>
    <style:style style:name="T129" style:family="text">
      <style:text-properties officeooo:rsid="009da5f4"/>
    </style:style>
    <style:style style:name="T130" style:family="text">
      <style:text-properties officeooo:rsid="009ce653"/>
    </style:style>
    <style:style style:name="T131" style:family="text">
      <style:text-properties officeooo:rsid="00c82195"/>
    </style:style>
    <style:style style:name="T132" style:family="text">
      <style:text-properties officeooo:rsid="0008710b"/>
    </style:style>
    <style:style style:name="T133" style:family="text">
      <style:text-properties officeooo:rsid="00b134bb"/>
    </style:style>
    <style:style style:name="T134" style:family="text">
      <style:text-properties officeooo:rsid="0006bb1f"/>
    </style:style>
    <style:style style:name="T135" style:family="text">
      <style:text-properties officeooo:rsid="00d47e8c"/>
    </style:style>
    <style:style style:name="T136" style:family="text">
      <style:text-properties officeooo:rsid="0067f527"/>
    </style:style>
    <style:style style:name="T137" style:family="text">
      <style:text-properties fo:font-size="10pt" style:font-size-asian="10pt" style:font-size-complex="10pt"/>
    </style:style>
    <style:style style:name="T138" style:family="text">
      <style:text-properties fo:font-size="10pt" officeooo:rsid="00d47e8c" style:font-size-asian="10pt" style:font-size-complex="10pt"/>
    </style:style>
    <style:style style:name="T139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<text:span text:style-name="T2">Œuvres</text:span> d’art présentées en début de cours / <text:span text:style-name="T128">niveau troisième</text:span></text:p>
      <text:p text:style-name="P9"/>
      <text:p text:style-name="P10"><text:span text:style-name="T77">● </text:span>2.<text:span text:style-name="T120">3</text:span> : <text:span text:style-name="T121">2</text:span><text:span text:style-name="T7">e</text:span> partie de l’année (=entre deux vacances), <text:span text:style-name="T121">troisième</text:span> semaine de cette partie</text:p>
      <text:p text:style-name="P10"/>
      <text:p text:style-name="P13"/>
      <text:p text:style-name="P16">L’art a-t-il un sens politique ?</text:p>
      <text:p text:style-name="P22"><text:span text:style-name="T79">☐ </text:span><text:span text:style-name="T80">œuvre n°01<text:tab/></text:span><text:span text:style-name="T81">(</text:span>1.<text:span text:style-name="T130">5)</text:span><text:tab/><text:span text:style-name="T90">·</text:span><text:span text:style-name="T117"> </text:span><text:span text:style-name="T76">[</text:span><text:span text:style-name="T111">ph</text:span><text:span text:style-name="T112">oto</text:span><text:span text:style-name="T115">graphie</text:span><text:span text:style-name="T112"> </text:span><text:span text:style-name="T113">prise </text:span><text:span text:style-name="T112">devant </text:span><text:span text:style-name="T114">la P</text:span><text:span text:style-name="T112">orte de la </text:span><text:span text:style-name="T114">P</text:span><text:span text:style-name="T112">aix </text:span><text:span text:style-name="T114">C</text:span><text:span text:style-name="T112">éleste </text:span><text:span text:style-name="T115">à Beijing</text:span><text:span text:style-name="T113">]</text:span><text:span text:style-name="T93">, </text:span></text:p>
      <text:p text:style-name="P22"><text:span text:style-name="T93"><text:tab/><text:tab/><text:tab/> <text:s/>2000 </text:span><text:span text:style-name="T117">(</text:span><text:span text:style-name="T93">Ai Wei Wei, 1957-</text:span><text:span text:style-name="T117">)</text:span></text:p>
      <text:p text:style-name="P41"><text:span text:style-name="T94">☐ </text:span><text:span text:style-name="T95">œuvre n°0</text:span><text:span text:style-name="T100">2</text:span><text:span text:style-name="T95"><text:tab/></text:span><text:span text:style-name="T101">(</text:span><text:span text:style-name="T103">1.</text:span><text:span text:style-name="T104">7</text:span><text:span text:style-name="T105">)</text:span><text:span text:style-name="T103"><text:tab/></text:span><text:span text:style-name="T106">·</text:span><text:span text:style-name="T107"> </text:span><text:span text:style-name="T110">Dynamisme d’une voiture</text:span><text:span text:style-name="T108">, </text:span><text:span text:style-name="T109">~1912 (</text:span><text:span text:style-name="T118">Luigi Russolo, 1885-1947)</text:span></text:p>
      <text:p text:style-name="P21"><text:span text:style-name="T79">☐ </text:span><text:span text:style-name="T80">œuvre n°0</text:span><text:span text:style-name="T89">3</text:span><text:span text:style-name="T80"><text:tab/></text:span><text:span text:style-name="T81">(</text:span><text:span text:style-name="T89">2.1</text:span><text:span text:style-name="T130">)</text:span><text:tab/><text:span text:style-name="T90">·</text:span><text:span text:style-name="T36"> </text:span><text:span text:style-name="T39">Allende Topino Lebrun</text:span><text:span text:style-name="T43">, 1974 </text:span><text:span text:style-name="T44">(</text:span><text:span text:style-name="T43">Erró, 1932-</text:span><text:span text:style-name="T44">)</text:span></text:p>
      <text:p text:style-name="P24"><text:span text:style-name="T36"><text:tab/><text:tab/><text:tab/></text:span><text:span text:style-name="T90">·</text:span><text:span text:style-name="T36"> </text:span><text:span text:style-name="T38">La mort de Caius Brutus</text:span><text:span text:style-name="T36">, 1798 </text:span><text:span text:style-name="T45">(</text:span><text:span text:style-name="T36">Topino Lebrun, 1764-1801</text:span><text:span text:style-name="T45">)</text:span></text:p>
      <text:p text:style-name="P21"><text:span text:style-name="T79">☐ </text:span><text:span text:style-name="T80">œuvre n°0</text:span><text:span text:style-name="T89">4</text:span><text:span text:style-name="T80"><text:tab/></text:span><text:span text:style-name="T81">(</text:span><text:span text:style-name="T82">2.</text:span><text:span text:style-name="T89">3</text:span><text:span text:style-name="T130">)</text:span><text:tab/><text:span text:style-name="T90">·</text:span><text:span text:style-name="T36"> </text:span><text:span text:style-name="T39">Les deux plateaux du Palais Royal</text:span><text:span text:style-name="T43">, 1986 </text:span><text:span text:style-name="T46">(</text:span><text:span text:style-name="T43">Daniel Buren, 1938-</text:span><text:span text:style-name="T46">)</text:span><text:span text:style-name="T8">[</text:span><text:span text:style-name="T9">a</text:span><text:span text:style-name="T8">]</text:span></text:p>
      <text:p text:style-name="P23"/>
      <text:p text:style-name="P17"><text:span text:style-name="T133">L’</text:span><text:span text:style-name="T78">œ</text:span><text:span text:style-name="T133">uvre d’art, un objet d’étude pour les historiens ?</text:span></text:p>
      <text:p text:style-name="P26"><text:span text:style-name="T79">☐ </text:span><text:span text:style-name="T80">œuvre n°0</text:span><text:span text:style-name="T83">5</text:span><text:span text:style-name="T79"> </text:span><text:span text:style-name="T83">(</text:span><text:span text:style-name="T84">2</text:span>.<text:span text:style-name="T131">5)</text:span><text:tab/><text:span text:style-name="T90">· </text:span><text:span text:style-name="T92">Der alte Hof in München, </text:span><text:span text:style-name="T116">~1914, (Adolf Hitler, 1885-1945)</text:span><text:span text:style-name="T12">[</text:span><text:span text:style-name="T13">b</text:span><text:span text:style-name="T12">]</text:span><text:span text:style-name="T36"> </text:span></text:p>
      <text:p text:style-name="P37"><text:span text:style-name="T79">☐ </text:span><text:span text:style-name="T80">œuvre n°0</text:span><text:span text:style-name="T83">6 (</text:span><text:span text:style-name="T84">2.</text:span><text:span text:style-name="T85">7</text:span><text:span text:style-name="T132">)<text:tab/></text:span><text:bookmark text:name="firstHeading"/><text:span text:style-name="T90">·</text:span><text:span text:style-name="T36"> </text:span><text:span text:style-name="T42">La Statue de la Liberté de New York dans l’atelier du fondeur</text:span></text:p>
      <text:p text:style-name="P38"><text:span text:style-name="T42"><text:tab/><text:tab/><text:tab/> <text:s/>Gayet, rue de Chazelles, </text:span><text:span text:style-name="T65">1884, </text:span></text:p>
      <text:p text:style-name="P38"><text:span text:style-name="T65"><text:tab/><text:tab/><text:tab/> <text:s/></text:span><text:span text:style-name="T64">(Victor Paul-Joseph Dargaud, ~1850-1913)</text:span><text:span text:style-name="T11">[</text:span><text:span text:style-name="T10">c</text:span><text:span text:style-name="T8">]</text:span></text:p>
      <text:p text:style-name="P28"><text:span text:style-name="T79">☐ </text:span><text:span text:style-name="T80">œuvre n°0</text:span><text:span text:style-name="T85">7</text:span><text:span text:style-name="T83"> (</text:span><text:span text:style-name="T85">3.1</text:span><text:span text:style-name="T76">)<text:tab/></text:span><text:span text:style-name="T90">· </text:span><text:span text:style-name="T119">fronton ouest du temple d’Aphaïa (Grèce), ~ - 480</text:span></text:p>
      <text:p text:style-name="P31"><text:span text:style-name="T36"><text:tab/><text:tab/><text:tab/> <text:s text:c="2"/></text:span><text:span text:style-name="T66">(Glyptothek de Münich)</text:span><text:span text:style-name="T14">[d]</text:span></text:p>
      <text:p text:style-name="P29"><text:span text:style-name="T36"><text:tab/><text:tab/><text:tab/></text:span><text:span text:style-name="T90">· </text:span><text:span text:style-name="T119">fronton ouest du temple d’Aphaïa (Grèce), ~ - 480</text:span></text:p>
      <text:p text:style-name="P30"><text:span text:style-name="T36"><text:tab/><text:tab/><text:tab/> <text:s text:c="2"/></text:span><text:span text:style-name="T66">(</text:span><text:span text:style-name="T67">détail, </text:span><text:span text:style-name="T66">Glyptothek de Münich)</text:span><text:span text:style-name="T14">[e]</text:span></text:p>
      <text:p text:style-name="P27"><text:span text:style-name="T90"><text:tab/><text:tab/><text:tab/>· </text:span><text:span text:style-name="T119">fronton ouest du temple d’Aphaïa (Grèce), ~ - 480</text:span><text:span text:style-name="T36"> </text:span></text:p>
      <text:p text:style-name="P27"><text:span text:style-name="T36"><text:tab/><text:tab/><text:tab/> <text:s text:c="2"/></text:span><text:span text:style-name="T68">(reconstitution)</text:span><text:span text:style-name="T15">[f]</text:span></text:p>
      <text:p text:style-name="P25"><text:span text:style-name="T36"><text:tab/><text:tab/><text:tab/></text:span></text:p>
      <text:p text:style-name="P44"><text:span text:style-name="T134">Photographies et peintures : qu’est-ce qui est le plus fidèle à la réalité ?</text:span></text:p>
      <text:p text:style-name="P33"><text:span text:style-name="T79">☐ </text:span><text:span text:style-name="T80">œuvre n°0</text:span><text:span text:style-name="T86">8</text:span><text:span text:style-name="T83"> (</text:span><text:span text:style-name="T85">3.</text:span><text:span text:style-name="T86">3</text:span><text:span text:style-name="T93">)<text:tab/></text:span><text:span text:style-name="T90">·</text:span><text:span text:style-name="T36"> </text:span><text:span text:style-name="T37">Un combat de coqs</text:span><text:span text:style-name="T35">, 1846 </text:span><text:span text:style-name="T49">(</text:span><text:span text:style-name="T35">Jean-Léon Gérôme, 1824-1904</text:span><text:span text:style-name="T49">)</text:span></text:p>
      <text:p text:style-name="P33"><text:span text:style-name="T79">☐ </text:span><text:span text:style-name="T80">œuvre n°0</text:span><text:span text:style-name="T86">9</text:span><text:span text:style-name="T83"> (</text:span><text:span text:style-name="T85">3.</text:span><text:span text:style-name="T86">5</text:span><text:span text:style-name="T93">)<text:tab/></text:span><text:span text:style-name="T90">·</text:span><text:span text:style-name="T36"> </text:span><text:span text:style-name="T50">[photographie, 1826] (</text:span><text:span text:style-name="T35">Nicéphore Niépce, 1765-1833</text:span><text:span text:style-name="T51">)</text:span></text:p>
      <text:p text:style-name="P33"><text:span text:style-name="T50"><text:tab/><text:tab/><text:tab/> <text:s/>[diverses photographies] (</text:span><text:span text:style-name="T51">Auguste Bartholdi, 1834-1904</text:span><text:span text:style-name="T52">)</text:span></text:p>
      <text:p text:style-name="P33"><text:span text:style-name="T79">☐ </text:span><text:span text:style-name="T80">œuvre n°</text:span><text:span text:style-name="T86">10</text:span><text:span text:style-name="T83"> (</text:span><text:span text:style-name="T85">3.</text:span><text:span text:style-name="T86">7</text:span><text:span text:style-name="T93">)<text:tab/></text:span><text:span text:style-name="T90">·</text:span><text:span text:style-name="T36"> </text:span><text:span text:style-name="T37">Le marché aux chevaux</text:span><text:span text:style-name="T35">, 1876 </text:span><text:span text:style-name="T53">(</text:span><text:span text:style-name="T35">Jean-Léon Gérôme, 1824-1904</text:span><text:span text:style-name="T53">) </text:span><text:span text:style-name="T47">[</text:span><text:span text:style-name="T48">b</text:span><text:span text:style-name="T47">]</text:span></text:p>
      <text:p text:style-name="P33"><text:span text:style-name="T79">☐ </text:span><text:span text:style-name="T80">œuvre n°</text:span><text:span text:style-name="T86">11</text:span><text:span text:style-name="T83"> (</text:span><text:span text:style-name="T86">4</text:span><text:span text:style-name="T85">.1</text:span><text:span text:style-name="T93">)<text:tab/></text:span><text:span text:style-name="T90">·</text:span><text:span text:style-name="T36"> </text:span><text:span text:style-name="T50">[photographie montrant l’</text:span><text:span text:style-name="T35">intérieur de Topkapi </text:span><text:span text:style-name="T57">~</text:span><text:span text:style-name="T35">1865</text:span><text:span text:style-name="T54">]</text:span></text:p>
      <text:p text:style-name="P33"><text:span text:style-name="T34"><text:tab/><text:tab/><text:tab/>(</text:span>Abdullah frères, actifs entre 1858 et 1899<text:span text:style-name="T34">)</text:span> <text:span text:style-name="T27">[</text:span><text:span text:style-name="T28">c</text:span><text:span text:style-name="T27">]</text:span></text:p>
      <text:p text:style-name="P39"><text:span text:style-name="T40"><text:tab/><text:tab/><text:tab/></text:span><text:span text:style-name="T91">·</text:span><text:span text:style-name="T38"> </text:span><text:span text:style-name="T41">Le barde noir</text:span><text:span text:style-name="T55"> dit aussi </text:span><text:span text:style-name="T41">Le barde africain</text:span><text:span text:style-name="T55">, 1888 </text:span><text:span text:style-name="T56">(Gérôme, 1824-1904)</text:span></text:p>
      <text:p text:style-name="P25"/>
      <text:p text:style-name="P32"><text:span text:style-name="T30">$ </text:span><text:span text:style-name="T31">Qu’est-ce qu’une œuvre d’art ?</text:span></text:p>
      <text:p text:style-name="P32"><text:span text:style-name="T79">☐ </text:span><text:span text:style-name="T80">œuvre n°</text:span><text:span text:style-name="T86">1</text:span><text:span text:style-name="T87">2</text:span><text:span text:style-name="T83"> (</text:span><text:span text:style-name="T86">4</text:span><text:span text:style-name="T85">.</text:span><text:span text:style-name="T87">3</text:span><text:span text:style-name="T93">)<text:tab/></text:span><text:span text:style-name="T90">·</text:span><text:span text:style-name="T36"> u</text:span><text:span text:style-name="T58">rinoir [p218]</text:span></text:p>
      <text:p text:style-name="P40"><text:span text:style-name="T94">☐ </text:span><text:span text:style-name="T95">œuvre n°</text:span><text:span text:style-name="T96">1</text:span><text:span text:style-name="T97">3</text:span><text:span text:style-name="T98"> (</text:span><text:span text:style-name="T96">4</text:span><text:span text:style-name="T99">.</text:span><text:span text:style-name="T97">5</text:span><text:span text:style-name="T102">)<text:tab/></text:span>· </text:p>
      <text:p text:style-name="P34"><text:span text:style-name="T79">☐ </text:span><text:span text:style-name="T80">œuvre n°</text:span><text:span text:style-name="T86">1</text:span><text:span text:style-name="T88">4</text:span><text:span text:style-name="T83"> (</text:span><text:span text:style-name="T86">4</text:span><text:span text:style-name="T85">.</text:span><text:span text:style-name="T87">7</text:span><text:span text:style-name="T93">)<text:tab/></text:span><text:span text:style-name="T90">·</text:span><text:span text:style-name="T36"> </text:span></text:p>
      <text:p text:style-name="P14"/>
      <text:p text:style-name="P45"/>
      <text:p text:style-name="P14"/>
      <text:p text:style-name="P42"><text:span text:style-name="T136">[a</text:span>]<text:span text:style-name="T122"> </text:span><text:span text:style-name="T6">d’Art d’Art !</text:span><text:span text:style-name="T125"> de Frédéric et Isabelle Tadéï, aux éditions du Chêne, p. 292</text:span></text:p>
      <text:p text:style-name="P18"><text:span text:style-name="T71">[</text:span><text:span text:style-name="T72">b</text:span><text:span text:style-name="T71">]</text:span><text:span text:style-name="T73"> </text:span><text:a xlink:type="simple" xlink:href="https://fr.wikipedia.org/wiki/Peintures_d%27Adolf_Hitler" text:style-name="Internet_20_link" text:visited-style-name="Visited_20_Internet_20_Link"><text:span text:style-name="T74">https://fr.wikipedia.org/wiki/Peintures_d%27Adolf_Hitler</text:span></text:a></text:p>
      <text:p text:style-name="P42"><text:span text:style-name="T136">[c]</text:span><text:span text:style-name="T125"> </text:span><text:span text:style-name="T6">d’Art d’Art !</text:span><text:span text:style-name="T125"> de Frédéric et Isabelle Tadéï, aux éditions du Chêne, p. </text:span><text:span text:style-name="T127">180</text:span></text:p>
      <text:p text:style-name="P19"><text:span text:style-name="T138">[</text:span><text:span text:style-name="T137">d]</text:span><text:span text:style-name="T139"> </text:span><text:a xlink:type="simple" xlink:href="https://fr.wikipedia.org/wiki/Fichier:Aphaia_pediments_Glyptothek_Munich.jpg" text:style-name="Internet_20_link" text:visited-style-name="Visited_20_Internet_20_Link"><text:span text:style-name="T139">https://fr.wikipedia.org/wiki/Fichier:Aphaia_pediments_Glyptothek_Munich.jpg</text:span></text:a><text:span text:style-name="T139"> </text:span></text:p>
      <text:p text:style-name="P19"><text:span text:style-name="T137">[e] </text:span><text:a xlink:type="simple" xlink:href="https://fr.wikipedia.org/wiki/Temple_d%27Aphaïa" text:style-name="Internet_20_link" text:visited-style-name="Visited_20_Internet_20_Link"><text:span text:style-name="T139">https://fr.wikipedia.org/wiki/Temple_d%27Apha%C3%AFa</text:span></text:a><text:span text:style-name="T139"> </text:span></text:p>
      <text:p text:style-name="P20"><text:span text:style-name="T137">[f]</text:span><text:span text:style-name="T139"> </text:span><text:a xlink:type="simple" xlink:href="http://www.stiftung-archaeologie.de/reconstructionsen.html" text:style-name="Internet_20_link" text:visited-style-name="Visited_20_Internet_20_Link"><text:span text:style-name="T75">http://www.stiftung-archaeologie.de/reconstructionsen.html</text:span></text:a></text:p>
      <text:p text:style-name="P43"><text:span text:style-name="T60"/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L’art a-t-il un sens politique ?</text:p>
      <text:p text:style-name="P7"/>
      <text:p text:style-name="P6"><text:span text:style-name="T79">☐ </text:span>3.<text:span text:style-name="T129">3</text:span><text:tab/><text:span text:style-name="T90">·</text:span><text:span text:style-name="T36"> </text:span><text:span text:style-name="T3">[</text:span><text:span text:style-name="T17">ph</text:span><text:span text:style-name="T16">otographie </text:span><text:span text:style-name="T18">prise </text:span><text:span text:style-name="T16">devant </text:span><text:span text:style-name="T19">la P</text:span><text:span text:style-name="T16">orte de la </text:span><text:span text:style-name="T19">P</text:span><text:span text:style-name="T16">aix </text:span><text:span text:style-name="T19">C</text:span><text:span text:style-name="T16">éleste</text:span><text:span text:style-name="T18">]</text:span>, 2000 <text:span text:style-name="T22">(</text:span>Ai Wei Wei, 1957<text:span text:style-name="T22">)</text:span></text:p>
      <text:p text:style-name="P5"><text:span text:style-name="T79">☐ </text:span>3.<text:span text:style-name="T129">1</text:span><text:tab/><text:span text:style-name="T90">·</text:span><text:span text:style-name="T36"> </text:span><text:span text:style-name="T4">Allende Topino Lebrun</text:span>, 1974 <text:span text:style-name="T20">(</text:span>Erró, 1932-<text:span text:style-name="T20">)</text:span></text:p>
      <text:p text:style-name="P4"><text:tab/><text:span text:style-name="T90">·</text:span><text:span text:style-name="T36"> </text:span><text:span text:style-name="T4">La mort de Caius Brutus</text:span>, 1798 <text:span text:style-name="T21">(</text:span>Topino Lebrun, 1764-1801<text:span text:style-name="T21">)</text:span></text:p>
      <text:p text:style-name="P5"><text:span text:style-name="T79">☐ </text:span>3.<text:span text:style-name="T129">5</text:span><text:tab/><text:span text:style-name="T90">·</text:span><text:span text:style-name="T36"> </text:span><text:span text:style-name="T4">Les deux plateaux du Palais Royal</text:span>, 1986 <text:span text:style-name="T23">(</text:span>Daniel Buren, 1938-<text:span text:style-name="T23">) </text:span><text:span text:style-name="T25">[</text:span><text:span text:style-name="T29">c</text:span><text:span text:style-name="T25">]</text:span></text:p>
      <text:p text:style-name="P12"/>
      <text:p text:style-name="P15"/>
      <text:p text:style-name="P3"><text:span text:style-name="T79">☐ </text:span>5.1<text:tab/><text:span text:style-name="T90">·</text:span><text:span text:style-name="T36"> </text:span><text:span text:style-name="T4">Un combat de coqs</text:span>, 1846 <text:span text:style-name="T32">(</text:span>Jean-Léon Gérôme, 1824-1904<text:span text:style-name="T32">)</text:span></text:p>
      <text:p text:style-name="P3"><text:span text:style-name="T79">☐ </text:span>5.2<text:tab/><text:span text:style-name="T90">·</text:span><text:span text:style-name="T36"> </text:span></text:p>
      <text:p text:style-name="P3"><text:span text:style-name="T79">☐ </text:span>5.3<text:tab/><text:span text:style-name="T90">·</text:span><text:span text:style-name="T36"> </text:span><text:span text:style-name="T33"><text:s/></text:span><text:span text:style-name="T26">[</text:span><text:span text:style-name="T28">b</text:span><text:span text:style-name="T26">]</text:span></text:p>
      <text:p text:style-name="P3"><text:span text:style-name="T79">☐ </text:span>5.4<text:tab/><text:span text:style-name="T90">·</text:span><text:span text:style-name="T36"> </text:span></text:p>
      <text:p text:style-name="P3"><text:span text:style-name="T79">☐ </text:span>5.5<text:tab/><text:span text:style-name="T90">·</text:span><text:span text:style-name="T36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8"><text:soft-page-break/></text:p>
      <text:p text:style-name="P35"><text:span text:style-name="T24">[</text:span><text:span text:style-name="T28">a</text:span><text:span text:style-name="T24">]</text:span><text:span text:style-name="T122"> </text:span><text:span text:style-name="T5">Pourquoi l’art est-il plein de gens tout nus ?</text:span><text:span text:style-name="T122"> </text:span><text:span text:style-name="T123">de Susie Hodge, </text:span><text:span text:style-name="T122">aux éditions Milan (pages </text:span><text:span text:style-name="T124">12</text:span><text:span text:style-name="T122"> sqq.) </text:span><text:span text:style-name="T125">æ </text:span><text:span text:style-name="T24">[</text:span><text:span text:style-name="T28">b</text:span><text:span text:style-name="T24">]</text:span><text:span text:style-name="T122"> </text:span><text:span text:style-name="T126">catalogue « Jean-Léon Gérôme », édité à l’occasion de l’exposition « Jean-Léon Gérôme (1824-1904), L’Histoire en spectacle », p. 222 </text:span><text:span text:style-name="T24">[</text:span><text:span text:style-name="T28">c</text:span><text:span text:style-name="T24">]</text:span><text:span text:style-name="T122"> </text:span><text:span text:style-name="T126">catalogue « Jean-Léon Gérôme », édité à l’occasion de l’exposition « Jean-Léon Gérôme (1824-1904), L’Histoire en spectacle », p. 282 et p. 261.</text:span></text:p>
      <text:p text:style-name="P36"><text:span text:style-name="T1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8f8d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 - <text:span text:style-name="MT1">page </text:span><text:span text:style-name="MT1"><text:page-number text:select-page="current">3</text:page-number></text:span><text:span text:style-name="MT1"><text:s/>/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6:55:17.362749025</dc:date>
    <meta:editing-duration>PT4H17M55S</meta:editing-duration>
    <meta:editing-cycles>151</meta:editing-cycles>
    <meta:document-statistic meta:table-count="0" meta:image-count="0" meta:object-count="0" meta:page-count="3" meta:paragraph-count="51" meta:word-count="496" meta:character-count="3083" meta:non-whitespace-character-count="2568"/>
  </office:meta>
</office:document-meta>
</file>